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4b95"/>
    </style:style>
    <style:style style:name="P2" style:family="paragraph" style:parent-style-name="Standard">
      <style:text-properties fo:color="#ce181e" fo:font-style="italic" officeooo:rsid="001c4b95" officeooo:paragraph-rsid="001c4b95" style:font-style-asian="italic" style:font-style-complex="italic"/>
    </style:style>
    <style:style style:name="P3" style:family="paragraph" style:parent-style-name="Standard">
      <style:text-properties officeooo:paragraph-rsid="001ea89f"/>
    </style:style>
    <style:style style:name="P4" style:family="paragraph" style:parent-style-name="Standard">
      <style:text-properties officeooo:paragraph-rsid="00205760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background-color="#fff200" loext:char-shading-value="0"/>
    </style:style>
    <style:style style:name="T3" style:family="text">
      <style:text-properties style:text-line-through-style="solid" style:text-line-through-type="single" fo:background-color="#fff200" loext:char-shading-value="0"/>
    </style:style>
    <style:style style:name="T4" style:family="text">
      <style:text-properties style:text-line-through-style="solid" style:text-line-through-type="single" officeooo:rsid="001f2c21" fo:background-color="#fff200" loext:char-shading-value="0"/>
    </style:style>
    <style:style style:name="T5" style:family="text">
      <style:text-properties style:text-line-through-style="solid" style:text-line-through-type="single" officeooo:rsid="001f2c21" fo:background-color="transparent" loext:char-shading-value="0"/>
    </style:style>
    <style:style style:name="T6" style:family="text">
      <style:text-properties officeooo:rsid="001a7b8d"/>
    </style:style>
    <style:style style:name="T7" style:family="text">
      <style:text-properties fo:color="#ce181e"/>
    </style:style>
    <style:style style:name="T8" style:family="text">
      <style:text-properties fo:color="#ce181e" officeooo:rsid="001a7b8d"/>
    </style:style>
    <style:style style:name="T9" style:family="text">
      <style:text-properties fo:color="#ce181e" style:text-line-through-style="none" style:text-line-through-type="none" fo:background-color="transparent" loext:char-shading-value="0"/>
    </style:style>
    <style:style style:name="T10" style:family="text">
      <style:text-properties fo:color="#ce181e" style:text-line-through-style="none" style:text-line-through-type="none" officeooo:rsid="001ea89f" fo:background-color="transparent" loext:char-shading-value="0"/>
    </style:style>
    <style:style style:name="T11" style:family="text">
      <style:text-properties fo:color="#ce181e" style:text-line-through-style="none" style:text-line-through-type="none" officeooo:rsid="001f2c21" fo:background-color="transparent" loext:char-shading-value="0"/>
    </style:style>
    <style:style style:name="T12" style:family="text">
      <style:text-properties fo:color="#ce181e" style:text-line-through-style="none" style:text-line-through-type="none" officeooo:rsid="001c4b95"/>
    </style:style>
    <style:style style:name="T13" style:family="text">
      <style:text-properties fo:color="#ce181e" officeooo:rsid="001c4b95"/>
    </style:style>
    <style:style style:name="T14" style:family="text">
      <style:text-properties fo:color="#ce181e" officeooo:rsid="001d5910"/>
    </style:style>
    <style:style style:name="T15" style:family="text">
      <style:text-properties fo:color="#ce181e" officeooo:rsid="001ea89f"/>
    </style:style>
    <style:style style:name="T16" style:family="text">
      <style:text-properties fo:color="#ce181e" style:text-line-through-style="solid" style:text-line-through-type="single" officeooo:rsid="001ea89f" fo:background-color="#fff200" loext:char-shading-value="0"/>
    </style:style>
    <style:style style:name="T17" style:family="text">
      <style:text-properties fo:color="#ce181e" style:text-line-through-style="solid" style:text-line-through-type="single" officeooo:rsid="001f2c21" fo:background-color="transparent" loext:char-shading-value="0"/>
    </style:style>
    <style:style style:name="T18" style:family="text">
      <style:text-properties fo:color="#ce181e" officeooo:rsid="001f2c21"/>
    </style:style>
    <style:style style:name="T19" style:family="text">
      <style:text-properties fo:color="#ce181e" officeooo:rsid="00205760"/>
    </style:style>
    <style:style style:name="T20" style:family="text">
      <style:text-properties fo:background-color="#fff200" loext:char-shading-value="0"/>
    </style:style>
    <style:style style:name="T21" style:family="text">
      <style:text-properties fo:background-color="#fff200" loext:char-shading-value="0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officeooo:rsid="001d5910"/>
    </style:style>
    <style:style style:name="T24" style:family="text">
      <style:text-properties officeooo:rsid="001ea89f"/>
    </style:style>
    <style:style style:name="T25" style:family="text">
      <style:text-properties style:use-window-font-color="true" style:text-line-through-style="solid" style:text-line-through-type="single" officeooo:rsid="001ea89f" fo:background-color="#fff200" loext:char-shading-value="0"/>
    </style:style>
    <style:style style:name="T26" style:family="text">
      <style:text-properties style:use-window-font-color="true" style:text-line-through-style="none" style:text-line-through-type="none" officeooo:rsid="001ea89f" fo:background-color="transparent" loext:char-shading-value="0"/>
    </style:style>
    <style:style style:name="T27" style:family="text">
      <style:text-properties officeooo:rsid="001f2c21"/>
    </style:style>
    <style:style style:name="T28" style:family="text">
      <style:text-properties officeooo:rsid="002057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aft</text:p>
      <text:p text:style-name="Standard"/>
      <text:p text:style-name="Standard"/>
      <text:p text:style-name="Standard">Prototype Inheritance</text:p>
      <text:p text:style-name="Standard"/>
      <text:p text:style-name="Standard">I would like to touch on a subject that we didn’t study during our Bootcamp and which I consider vital — prototypes.</text:p>
      <text:p text:style-name="Standard"/>
      <text:p text:style-name="Standard">JavaScript is a bit confusing for developers experienced in class-based languages (like Java or C++), as it is dynamic and does not provide a class implementation (the class keyword <text:span text:style-name="T3">is</text:span> <text:span text:style-name="T8">was</text:span><text:span text:style-name="T6"> </text:span>introduced in ES2015, but is syntactical sugar, JavaScript remains prototype-based). By default, every function, let’s call it X, in JavaScript has a property called prototype. This property by default is empty. We can add <text:span text:style-name="T8">object</text:span><text:span text:style-name="T6"> </text:span>properties and methods to it. When we create an object X1 from that function it will inherit all the properties and methods that are <text:span text:style-name="T3">defining</text:span> <text:span text:style-name="T8">defined in</text:span><text:span text:style-name="T6"> </text:span>that prototype.</text:p>
      <text:p text:style-name="Standard"/>
      <text:p text:style-name="Standard">Object and prototype schema</text:p>
      <text:p text:style-name="Standard"/>
      <text:p text:style-name="Standard">Let’s take a look at the function below. Every function expression is a constructor in JavaScript. We can add properties and methods into it<text:span text:style-name="T3">.</text:span><text:span text:style-name="T9">:</text:span></text:p>
      <text:p text:style-name="Standard">let x = function (j) {</text:p>
      <text:p text:style-name="Standard"><text:s text:c="2"/>this.i = 0; //setting default value</text:p>
      <text:p text:style-name="Standard"><text:s text:c="2"/>this.j = j;</text:p>
      <text:p text:style-name="Standard"><text:s text:c="2"/>this.getJ = function () {</text:p>
      <text:p text:style-name="Standard"><text:s text:c="4"/>return this.j;</text:p>
      <text:p text:style-name="Standard"><text:s text:c="2"/>}</text:p>
      <text:p text:style-name="Standard">};</text:p>
      <text:p text:style-name="Standard"/>
      <text:p text:style-name="P1">We can create instances of that constructor using the <text:span text:style-name="T13">key</text:span>word “<text:span text:style-name="T1">N</text:span><text:span text:style-name="T12">n</text:span><text:span text:style-name="T22">ew</text:span>”<text:span text:style-name="T3">.</text:span><text:span text:style-name="T9">:</text:span></text:p>
      <text:p text:style-name="Standard">let x1 = new x(1);</text:p>
      <text:p text:style-name="Standard">let x2 = new x(2);</text:p>
      <text:p text:style-name="Standard"/>
      <text:p text:style-name="P2">You should maybe add that these new instances will be objects, even though the thing they appear to copy is a function. If you do “type of” x1 and x2 you will get “object”. Conversely, if you did type of x it would be “function”.</text:p>
      <text:p text:style-name="Standard"/>
      <text:p text:style-name="P3">Because <text:span text:style-name="T3">those</text:span> <text:span text:style-name="T14">x1 and x2</text:span><text:span text:style-name="T23"> </text:span><text:span text:style-name="T3">methods</text:span> were created from the constructor x, <text:span text:style-name="T14">they will have copies of all of its methods. W</text:span>e can <text:span text:style-name="T14">illustrate this by</text:span> find<text:span text:style-name="T14">ing</text:span> the method “getJ”. Let’s check it out by running console.log()<text:span text:style-name="T3">.</text:span><text:span text:style-name="T9">:</text:span></text:p>
      <text:p text:style-name="Standard">console.log(x1.getJ()); //prints 1</text:p>
      <text:p text:style-name="Standard">console.log(x2.getJ()); //prints 2</text:p>
      <text:p text:style-name="Standard"><text:span text:style-name="T15">As you can see, </text:span><text:span text:style-name="T3">E</text:span><text:span text:style-name="T15">e</text:span>very single instance (i.e x1,x2 etc.) <text:span text:style-name="T3">will</text:span> contain<text:span text:style-name="T24">s</text:span> <text:span text:style-name="T3">from now on</text:span> <text:span text:style-name="T3">a</text:span><text:span text:style-name="T14"> </text:span><text:span text:style-name="T15">the </text:span>method getJ. We can <text:span text:style-name="T15">futher verify this </text:span><text:span text:style-name="T3">check it out </text:span>by running console.dir().</text:p>
      <text:p text:style-name="Standard"/>
      <text:p text:style-name="Standard"/>
      <text:p text:style-name="Standard">Let’s imagine that we need to create a thousand objects <text:span text:style-name="T14">that follow a similar template</text:span>, and if we do that each object will have <text:span text:style-name="T3">those</text:span> <text:span text:style-name="T15">the same</text:span><text:span text:style-name="T24"> </text:span>methods, which is redundant and <text:span text:style-name="T3">inappropriate</text:span><text:span text:style-name="T9"> </text:span><text:span text:style-name="T10">wastes memory</text:span>. The solution is prototypes!</text:p>
      <text:p text:style-name="P3">We can define a prototype of a function x and put it outside of that function<text:span text:style-name="T3">.</text:span><text:span text:style-name="T9">:</text:span></text:p>
      <text:p text:style-name="Standard"/>
      <text:p text:style-name="Standard"><text:soft-page-break/>let x = function (j) {</text:p>
      <text:p text:style-name="Standard"><text:s text:c="2"/>this.i = 0; //setting default value</text:p>
      <text:p text:style-name="Standard"><text:s text:c="2"/>this.j = j;</text:p>
      <text:p text:style-name="Standard">};</text:p>
      <text:p text:style-name="Standard"/>
      <text:p text:style-name="Standard">x.prototype.getJ = function () {</text:p>
      <text:p text:style-name="Standard"><text:s text:c="2"/>return this.j;</text:p>
      <text:p text:style-name="Standard">};</text:p>
      <text:p text:style-name="Standard"/>
      <text:p text:style-name="Standard">let x1 = new x(1);</text:p>
      <text:p text:style-name="Standard">let x2 = new x(2);</text:p>
      <text:p text:style-name="Standard"/>
      <text:p text:style-name="P3">If we run <text:span text:style-name="T3">that</text:span> <text:span text:style-name="T15">this</text:span><text:span text:style-name="T24"> </text:span>code with console.log()<text:span text:style-name="T7">,</text:span> we will get <text:span text:style-name="T3">absolutely</text:span> the same result <text:span text:style-name="T15">as before</text:span><text:span text:style-name="T25">.</text:span><text:span text:style-name="T10">:</text:span></text:p>
      <text:p text:style-name="Standard">console.log(x1.getJ()); //prints 1</text:p>
      <text:p text:style-name="Standard">console.log(x2.getJ()); //prints 2</text:p>
      <text:p text:style-name="Standard">The only difference is that x1 and x2 <text:span text:style-name="T3">don’t</text:span><text:span text:style-name="T9"> </text:span><text:span text:style-name="T10">no longer</text:span><text:span text:style-name="T26"> </text:span>have their own <text:span text:style-name="T15">getJ</text:span><text:span text:style-name="T24"> </text:span>method<text:span text:style-name="T7">.</text:span> <text:span text:style-name="T3">called getJ</text:span>.</text:p>
      <text:p text:style-name="Standard"/>
      <text:p text:style-name="Standard">So why and how can we print x1.getJ() then? When we call that method <text:span text:style-name="T3">it looks it up into the prototype chain into its parents</text:span> <text:span text:style-name="T18">refers back to the prototype of its parent</text:span><text:span text:style-name="T27"> </text:span>— <text:span text:style-name="T3">it </text:span>finds it<text:span text:style-name="T7">,</text:span> and uses it. To explain what exactly happens we first need to define what parents are (Master Object).</text:p>
      <text:p text:style-name="Standard"/>
      <text:p text:style-name="Standard">Master Object</text:p>
      <text:p text:style-name="Standard">Let’s again create a constructor x and check where it was created. For that purpose, we’re going to run console.dir()<text:span text:style-name="T7">:</text:span></text:p>
      <text:p text:style-name="Standard"><text:span text:style-name="T7"/></text:p>
      <text:p text:style-name="Standard">let x = function () {</text:p>
      <text:p text:style-name="Standard">};</text:p>
      <text:p text:style-name="Standard">console.dir(x);</text:p>
      <text:p text:style-name="Standard"/>
      <text:p text:style-name="Standard"><text:span text:style-name="T3">And i</text:span><text:span text:style-name="T11">I</text:span>f we expand x<text:span text:style-name="T7">,</text:span> we can see that x has something called __proto__. By the way, that symbol <text:span text:style-name="T7">-</text:span>double underscore<text:span text:style-name="T7">-</text:span> <text:span text:style-name="T3">very</text:span> <text:span text:style-name="T18">is </text:span>often call<text:span text:style-name="T18">ed a</text:span> “dunder”. That __proto__ is a parent or creator of <text:span text:style-name="T3">that</text:span> <text:span text:style-name="T18">the </text:span>constructor x. If you go further and expand that first __proto__ you can see that it has its __proto__ which is “Object”. That master Object has a bunch of methods and properties inside it. So ultimately our constructor was created from that Master Object.</text:p>
      <text:p text:style-name="Standard"/>
      <text:p text:style-name="Standard">This is <text:span text:style-name="T3">what</text:span> called a prototype<text:span text:style-name="T3">s</text:span> chain.</text:p>
      <text:p text:style-name="Standard"/>
      <text:p text:style-name="Standard">If we<text:span text:style-name="T3">’re talking about that instantiated</text:span> <text:span text:style-name="T18">look at </text:span>object x1, it was created from a constructor x, x from the parent function and that function was created from the Master Object. Every one of them has a bunch of prototype properties and methods. Whenever you call a method it will first try to find one inside of x1<text:span text:style-name="T7">,</text:span> and if it can’t find it it will look up into the constructor x<text:span text:style-name="T7">.</text:span><text:span text:style-name="T3"> and i</text:span><text:span text:style-name="T19">I</text:span>f it can’t find it there it will look up into the parent function<text:span text:style-name="T7">,</text:span> and so on<text:span text:style-name="T7">, </text:span>until it reaches the Master Object. If nothing was found <text:span text:style-name="T19">in the Master Object </text:span>then it will return “undefined”.</text:p>
      <text:p text:style-name="Standard"/>
      <text:p text:style-name="Standard">For example, <text:span text:style-name="T19">the </text:span>Master Object has a property “toString”, which serialize<text:span text:style-name="T19">s</text:span><text:span text:style-name="T3">d</text:span> the object and prints it out.</text:p>
      <text:p text:style-name="Standard"/>
      <text:p text:style-name="P4">So we can call this method<text:span text:style-name="T25">.</text:span><text:span text:style-name="T10">:</text:span></text:p>
      <text:p text:style-name="Standard">console.log(x.toString());</text:p>
      <text:p text:style-name="Standard"><text:soft-page-break/>And we get an empty function, which will print the body of the function and is exactly what the result should be in our case.</text:p>
      <text:p text:style-name="Standard"/>
      <text:p text:style-name="Standard">Returning back to getJ method</text:p>
      <text:p text:style-name="Standard">Now after getting acquainted with the Master Object we can return back to our getJ method and confirm that getJ <text:span text:style-name="T3">method</text:span> actually belongs to a parent of x constructor.</text:p>
      <text:p text:style-name="Standard"/>
      <text:p text:style-name="Standard">There is still a lot to learn about prototypes and how to use <text:span text:style-name="T3">it</text:span> <text:span text:style-name="T19">them</text:span>. This short article was created based on the video below. Big shout-out to TechSi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5:20:32.926569521</meta:creation-date>
    <dc:date>2020-02-29T18:44:09.208216729</dc:date>
    <meta:editing-duration>PT58M45S</meta:editing-duration>
    <meta:editing-cycles>1</meta:editing-cycles>
    <meta:document-statistic meta:table-count="0" meta:image-count="0" meta:object-count="0" meta:page-count="3" meta:paragraph-count="52" meta:word-count="833" meta:character-count="4680" meta:non-whitespace-character-count="3879"/>
    <meta:generator>LibreOffice/6.0.7.3$Linux_X86_64 LibreOffice_project/00m0$Build-3</meta:generator>
  </office:meta>
</office:document-meta>
</file>